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o Light1" fo:font-size="10pt" officeooo:rsid="0023b5e6" officeooo:paragraph-rsid="0023b5e6" style:font-size-asian="10pt" style:font-name-complex="Latin Modern Roman" style:font-size-complex="10pt"/>
    </style:style>
    <style:style style:name="P3" style:family="paragraph" style:parent-style-name="Standard">
      <style:text-properties style:font-name="Latin Modern Roman" officeooo:rsid="0022ef6b" officeooo:paragraph-rsid="0037fa32" style:font-name-complex="Latin Modern Roman"/>
    </style:style>
    <style:style style:name="P4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5" style:family="paragraph" style:parent-style-name="Quotations">
      <style:text-properties style:font-name="Samanata" style:font-name-complex="Samanata"/>
    </style:style>
    <style:style style:name="P6" style:family="paragraph" style:parent-style-name="Standard">
      <style:paragraph-properties fo:margin-top="0.3cm" fo:margin-bottom="0cm" loext:contextual-spacing="false"/>
      <style:text-properties style:font-name="Latin Modern Roman" officeooo:rsid="0022ef6b" officeooo:paragraph-rsid="0022ef6b" style:font-name-complex="Latin Modern Roman"/>
    </style:style>
    <style:style style:name="P7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8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7fa32" style:font-size-asian="12pt" style:font-name-complex="Samanata" style:font-size-complex="12pt"/>
    </style:style>
    <style:style style:name="P9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37fa32" style:font-size-asian="12pt" style:font-name-complex="Samanata" style:font-size-complex="12pt"/>
    </style:style>
    <style:style style:name="P10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2ef6b" style:font-name-complex="Latin Modern Roman"/>
    </style:style>
    <style:style style:name="P11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37fa32" style:font-name-complex="Latin Modern Roman"/>
    </style:style>
    <style:style style:name="P12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365d65" style:font-name-complex="Latin Modern Roman" loext:shadow="none"/>
    </style:style>
    <style:style style:name="P13" style:family="paragraph" style:parent-style-name="Standard" style:list-style-name="L2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officeooo:rsid="0026b88f" officeooo:paragraph-rsid="00365d65" style:font-name-complex="Latin Modern Roman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37fa32" style:font-name-complex="Samanata"/>
    </style:style>
    <style:style style:name="T4" style:family="text">
      <style:text-properties fo:color="#ce181e" fo:font-style="italic" style:font-style-asian="italic" style:font-style-complex="italic"/>
    </style:style>
    <style:style style:name="T5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ce181e" officeooo:rsid="0037fa32"/>
    </style:style>
    <style:style style:name="T7" style:family="text">
      <style:text-properties fo:color="#ce181e" fo:language="en" fo:country="US" fo:font-style="italic" style:font-style-asian="italic" style:font-style-complex="italic" loext:shadow="none"/>
    </style:style>
    <style:style style:name="T8" style:family="text">
      <style:text-properties style:font-name="Latin Modern Roman" officeooo:rsid="002585b3" style:font-name-complex="Latin Modern Roman"/>
    </style:style>
    <style:style style:name="T9" style:family="text">
      <style:text-properties officeooo:rsid="002585b3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font-name="Latin Modern Roman" officeooo:rsid="002585b3" style:font-name-complex="Latin Modern Roman"/>
    </style:style>
    <style:style style:name="T12" style:family="text">
      <style:text-properties style:use-window-font-color="true" style:font-name="Samanata" officeooo:rsid="002585b3" style:font-name-complex="Samanata"/>
    </style:style>
    <style:style style:name="T13" style:family="text">
      <style:text-properties style:use-window-font-color="true" fo:font-style="italic" style:font-style-asian="italic" style:font-style-complex="italic"/>
    </style:style>
    <style:style style:name="T14" style:family="text">
      <style:text-properties style:use-window-font-color="true" officeooo:rsid="0037fa32"/>
    </style:style>
    <style:style style:name="T15" style:family="text">
      <style:text-properties style:use-window-font-color="true" officeooo:rsid="00365d65"/>
    </style:style>
    <style:style style:name="T16" style:family="text">
      <style:text-properties style:use-window-font-color="true" fo:language="en" fo:country="US" fo:font-style="italic" style:font-style-asian="italic" style:font-style-complex="italic" loext:shadow="none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8pt" fo:font-style="normal" style:font-size-asian="8pt" style:font-style-asian="normal" style:font-size-complex="8pt" style:font-style-complex="normal"/>
    </style:style>
    <style:style style:name="T19" style:family="text">
      <style:text-properties fo:font-size="8pt" fo:language="en" fo:country="US" fo:font-style="normal" style:font-size-asian="8pt" style:font-style-asian="normal" style:font-size-complex="8pt" style:font-style-complex="normal" loext:shadow="none"/>
    </style:style>
    <style:style style:name="T20" style:family="text">
      <style:text-properties fo:font-size="12pt" fo:font-style="italic" style:font-size-asian="12pt" style:font-style-asian="italic" style:font-size-complex="12pt" style:font-style-complex="italic"/>
    </style:style>
    <style:style style:name="T21" style:family="text">
      <style:text-properties fo:font-size="9pt" fo:font-style="normal" style:font-size-asian="9pt" style:font-style-asian="normal" style:font-size-complex="9pt" style:font-style-complex="normal"/>
    </style:style>
    <style:style style:name="T22" style:family="text">
      <style:text-properties officeooo:rsid="002d6040"/>
    </style:style>
    <style:style style:name="T23" style:family="text">
      <style:text-properties officeooo:rsid="002fcbf2"/>
    </style:style>
    <style:style style:name="T24" style:family="text">
      <style:text-properties officeooo:rsid="002585b3" style:font-name-complex="Samanata"/>
    </style:style>
    <style:style style:name="T25" style:family="text">
      <style:text-properties officeooo:rsid="0037fa32" style:font-name-complex="Samanata"/>
    </style:style>
    <style:style style:name="T26" style:family="text">
      <style:text-properties officeooo:rsid="0033d422"/>
    </style:style>
    <style:style style:name="T27" style:family="text">
      <style:text-properties style:font-name="Samanata" officeooo:rsid="0037fa32" style:font-name-complex="Samanata"/>
    </style:style>
    <style:style style:name="T28" style:family="text">
      <style:text-properties officeooo:rsid="00365d65"/>
    </style:style>
    <style:style style:name="T29" style:family="text">
      <style:text-properties officeooo:rsid="0037fa32"/>
    </style:style>
    <style:style style:name="T30" style:family="text">
      <style:text-properties officeooo:rsid="0037fa32" style:font-name-complex="Latin Modern Roman"/>
    </style:style>
    <style:style style:name="T31" style:family="text">
      <style:text-properties fo:language="en" fo:country="US" fo:font-style="italic" style:font-style-asian="italic" style:font-style-complex="italic" loext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26">5</text:span> – Sutka <text:span text:style-name="T22">10:55</text:span></text:p>
      <text:p text:style-name="P9">दूरे तन नाम गुह्यं पराचैर्यत तवा भीते अह्वयेतांवयोधै | </text:p>
      <text:p text:style-name="P9">उदस्तभ्नाः पर्थिवीं दयामभीके भरातुःपुत्रान मघवन तित्विषाणः || १ ||</text:p>
      <text:p text:style-name="P9">महत तन नाम गुह्यं पुरुस्प्र्ग येन भूतं जनयो येनभव्यम | </text:p>
      <text:p text:style-name="P9">परत्नं जातं जयोतिर्यदस्य परियं परियाः समविशन्त पञ्च || २ ||</text:p>
      <text:p text:style-name="P9">आ रोदसी अप्र्णादोत मध्यं पञ्च देवान रतुशः सप्त सप्त | </text:p>
      <text:p text:style-name="P9">चतुस्त्रिंशता पुरुधा वि चष्टे सरूपेण जयोतिषाविव्रतेन || ३ ||</text:p>
      <text:p text:style-name="P9">यदुष औछः परथमा विभानामजनयो येन पुष्टस्यपुष्टम | </text:p>
      <text:p text:style-name="P9">यत ते जामित्वमवरं परस्या महन महत्यासुरत्वमेकम || ४ ||</text:p>
      <text:p text:style-name="P9">विधुं दद्राणं समने बहूनां युवानं सन्तं पलितोजगार | </text:p>
      <text:p text:style-name="P9">देवस्य पश्य काव्यं महित्वाद्या ममार स हयःसमान || ५ ||</text:p>
      <text:p text:style-name="P9">शाक्मना शाको अरुणः सुपर्ण आ यो महः शूरःसनादनीळः | </text:p>
      <text:p text:style-name="P8">यच्चिकेत <text:span text:style-name="T1">सत्य</text:span>मित तन न मोघं वसुस्पार्हमुत जेतोत दाता || ६ ||</text:p>
      <text:p text:style-name="P4">Padapatha for sloka <text:span text:style-name="T28">6</text:span>:</text:p>
      <text:p text:style-name="P5">शाक्मना | शाकः | अरुणः | सु-पर्णः | आ | यः | महः | शूरः | सनात् | अनीळः | यत् | चिकेत | <text:span text:style-name="T1">सत्यम्</text:span> | इत् | तत् | न | मोघम् | वसु | स्पार्हम् | उत | जेता | उत | दाता </text:p>
      <text:p text:style-name="P3">Interpretation: <text:span text:style-name="T2">सत्य </text:span>is <text:span text:style-name="T28">contrasted here with the word</text:span><text:span text:style-name="T11"> </text:span><text:span text:style-name="T12">मोघ</text:span><text:span text:style-name="T8"> (“</text:span><text:span text:style-name="T28">futility, uselessness</text:span><text:span text:style-name="T8">”)</text:span><text:span text:style-name="T24"> </text:span><text:span text:style-name="T25">through the phrase “</text:span><text:span text:style-name="T3">सत्यम्</text:span><text:span text:style-name="T27"> इत् तत् न मोघम्</text:span><text:span text:style-name="T30">”</text:span> → “... <text:span text:style-name="T29">this is </text:span><text:span text:style-name="T1">satya</text:span><text:span text:style-name="T10">, </text:span><text:span text:style-name="T14">not some </text:span><text:span text:style-name="T15">futility</text:span>”</text:p>
      <text:p text:style-name="P6">Compatibility with the ideas of :</text:p>
      <text:list xml:id="list3501071803" text:style-name="L1">
        <text:list-item>
          <text:p text:style-name="P10">Truth / real / <text:span text:style-name="T23">truthfulness</text:span> : <text:tab/><text:span text:style-name="T9">No</text:span></text:p>
        </text:list-item>
        <text:list-item>
          <text:p text:style-name="P10">Trust / Trustworthiness : <text:tab/><text:span text:style-name="T9">No</text:span></text:p>
        </text:list-item>
        <text:list-item>
          <text:p text:style-name="P11">Weight / importance / Significance : <text:tab/>Yes → “... <text:span text:style-name="T29">t</text:span><text:span text:style-name="T14">his is</text:span><text:span text:style-name="T6"> something important</text:span><text:span text:style-name="T10">, </text:span><text:span text:style-name="T14">not some </text:span><text:span text:style-name="T15">futility</text:span>”</text:p>
        </text:list-item>
      </text:list>
      <text:p text:style-name="P7">Translations:</text:p>
      <text:list xml:id="list979266425" text:style-name="L2">
        <text:list-item>
          <text:p text:style-name="P12"><text:span text:style-name="T20">Strong is the Red Bird in his strength, great Hero, who from of old hath had no nest to dwell in. That which he knows is </text:span><text:span text:style-name="T5">truth</text:span><text:span text:style-name="T20"> and never idle: he wins and gives the wealth desired of many.</text:span><text:span text:style-name="T21"> Ralph T. H. Griffith, [1896]</text:span></text:p>
        </text:list-item>
        <text:list-item>
          <text:p text:style-name="P13"><text:span text:style-name="T16">Through his power he is the powerful, ruddy eagle, who, as the nestless champion from of old, (has power) over the great. What he perceives, that is </text:span><text:span text:style-name="T7">truly real</text:span><text:span text:style-name="T16">, not false. He is both the winner and the giver of the eagerly sought good.</text:span><text:span text:style-name="T31"> </text:span><text:span text:style-name="T19">S. W. Jamison / J. P. Brereton [2014]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7T22:08:01.826057414</dc:date>
    <meta:editing-duration>PT40M39S</meta:editing-duration>
    <meta:editing-cycles>12</meta:editing-cycles>
    <meta:document-statistic meta:table-count="0" meta:image-count="0" meta:object-count="0" meta:page-count="1" meta:paragraph-count="23" meta:word-count="327" meta:character-count="1444" meta:non-whitespace-character-count="1134"/>
  </office:meta>
</office:document-meta>
</file>